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1CC98CFF2F232A51F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7cm" draw:marker-end-width="0.517cm" draw:fill-color="#ffffff" draw:textarea-horizontal-align="justify" draw:textarea-vertical-align="middle" draw:auto-grow-height="false" fo:min-height="4.93cm" fo:min-width="4.68cm" fo:padding-top="0.23cm" fo:padding-bottom="0.23cm" fo:padding-left="0.355cm" fo:padding-right="0.355cm"/>
    </style:style>
    <style:style style:name="gr2" style:family="graphic" style:parent-style-name="standard">
      <style:graphic-properties draw:fill-color="#c9211e" draw:textarea-horizontal-align="justify" draw:textarea-vertical-align="middle" draw:auto-grow-height="false" fo:min-height="4.474cm" fo:min-width="4.178cm"/>
    </style:style>
    <style:style style:name="gr3" style:family="graphic" style:parent-style-name="standard">
      <style:graphic-properties draw:fill-color="#e6e905" draw:textarea-horizontal-align="justify" draw:textarea-vertical-align="middle" draw:auto-grow-height="false" fo:min-height="4.474cm" fo:min-width="4.178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4.474cm" fo:min-width="4.178cm"/>
    </style:style>
    <style:style style:name="gr5" style:family="graphic" style:parent-style-name="standard">
      <style:graphic-properties draw:fill-color="#ea7500" draw:textarea-horizontal-align="justify" draw:textarea-vertical-align="middle" draw:auto-grow-height="false" fo:min-height="4.474cm" fo:min-width="4.178cm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4.474cm" fo:min-width="4.178cm"/>
    </style:style>
    <style:style style:name="gr7" style:family="graphic" style:parent-style-name="standard">
      <style:graphic-properties draw:stroke="solid" svg:stroke-width="0.212cm" svg:stroke-color="#111111" draw:marker-start-width="0.517cm" draw:marker-end-width="0.517cm" draw:fill-color="#000000" draw:textarea-horizontal-align="justify" draw:textarea-vertical-align="middle" draw:auto-grow-height="false" fo:min-height="4.93cm" fo:min-width="4.68cm" fo:padding-top="0.23cm" fo:padding-bottom="0.23cm" fo:padding-left="0.355cm" fo:padding-right="0.355cm"/>
    </style:style>
    <style:style style:name="gr8" style:family="graphic" style:parent-style-name="standard">
      <style:graphic-properties svg:stroke-width="0.018cm" svg:stroke-color="#000000" draw:marker-start-width="0.226cm" draw:marker-end-width="0.226cm" draw:fill-color="#ffffff" draw:textarea-horizontal-align="justify" draw:textarea-vertical-align="middle" draw:auto-grow-height="false" fo:min-height="4.458cm" fo:min-width="4.162cm" fo:padding-top="0.133cm" fo:padding-bottom="0.133cm" fo:padding-left="0.258cm" fo:padding-right="0.258cm"/>
    </style:style>
    <style:style style:name="gr9" style:family="graphic" style:parent-style-name="standard">
      <style:graphic-properties draw:fill-color="#780373" draw:textarea-horizontal-align="justify" draw:textarea-vertical-align="middle" draw:auto-grow-height="false" fo:min-height="4.474cm" fo:min-width="4.178cm"/>
    </style:style>
    <style:style style:name="gr10" style:family="graphic" style:parent-style-name="standard">
      <style:graphic-properties draw:fill-color="#813709" draw:textarea-horizontal-align="justify" draw:textarea-vertical-align="middle" draw:auto-grow-height="false" fo:min-height="4.474cm" fo:min-width="4.178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4.474cm" fo:min-width="4.178cm"/>
    </style:style>
    <style:style style:name="gr12" style:family="graphic" style:parent-style-name="standard">
      <style:graphic-properties svg:stroke-color="#666666" draw:fill-color="#666666" draw:textarea-horizontal-align="justify" draw:textarea-vertical-align="middle" draw:auto-grow-height="false" fo:min-height="4.474cm" fo:min-width="4.178cm"/>
    </style:style>
    <style:style style:name="gr13" style:family="graphic" style:parent-style-name="standard">
      <style:graphic-properties draw:stroke="solid" svg:stroke-width="0.212cm" svg:stroke-color="#000000" draw:marker-start-width="0.517cm" draw:marker-end-width="0.517cm" draw:fill="none" draw:fill-color="#ffffff" draw:opacity="0%" draw:textarea-horizontal-align="justify" draw:textarea-vertical-align="middle" draw:auto-grow-height="false" fo:min-height="4.93cm" fo:min-width="4.68cm" fo:padding-top="0.23cm" fo:padding-bottom="0.23cm" fo:padding-left="0.355cm" fo:padding-right="0.355cm"/>
    </style:style>
    <style:style style:name="gr1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4.474cm" fo:min-width="4.178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fill="solid" draw:fill-color="#729fcf" draw:opacity="97%" draw:textarea-horizontal-align="center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-color="#e6e905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ea7500"/>
      <style:paragraph-properties fo:text-align="center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780373"/>
      <style:paragraph-properties fo:text-align="center"/>
    </style:style>
    <style:style style:name="P9" style:family="paragraph">
      <loext:graphic-properties draw:fill-color="#813709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none" draw:fill-color="#ffffff" draw:opacity="0%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729fcf" draw:opacity="97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-6.302cm" svg:y="0.04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6.614cm" svg:height="6.66cm" svg:x="-5.81cm" svg:y="0.5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18.145cm" svg:y="0.04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6.614cm" svg:height="6.66cm" svg:x="18.637cm" svg:y="0.5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28.622cm" svg:y="0.04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6.614cm" svg:height="6.66cm" svg:x="29.114cm" svg:y="0.5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-17.732cm" svg:y="-0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draw:layer="layout" svg:width="6.614cm" svg:height="6.66cm" svg:x="-17.24cm" svg:y="0.2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6.397cm" svg:y="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6.614cm" svg:height="6.66cm" svg:x="6.889cm" svg:y="0.4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7.62cm" svg:height="7.62cm" svg:x="-6.619cm" svg:y="9.61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6.614cm" svg:height="6.66cm" svg:x="-6.127cm" svg:y="10.09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17.828cm" svg:y="9.61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8" draw:layer="layout" svg:width="6.614cm" svg:height="6.66cm" svg:x="18.32cm" svg:y="10.09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28.305cm" svg:y="9.61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9" draw:layer="layout" svg:width="6.614cm" svg:height="6.66cm" svg:x="28.797cm" svg:y="10.0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-18.049cm" svg:y="9.57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7" draw:layer="layout" svg:width="6.614cm" svg:height="6.66cm" svg:x="-17.557cm" svg:y="10.0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7.62cm" svg:height="7.62cm" svg:x="6.08cm" svg:y="9.57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0" draw:layer="layout" svg:width="6.614cm" svg:height="6.66cm" svg:x="6.572cm" svg:y="10.0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1" draw:layer="layout" svg:width="7.62cm" svg:height="7.62cm" svg:x="-18.685cm" svg:y="21.63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4" draw:text-style-name="P12" draw:layer="layout" svg:width="6.614cm" svg:height="6.66cm" svg:x="-18.182cm" svg:y="22.11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5" draw:text-style-name="P13" draw:layer="layout" svg:width="8.296cm" svg:height="4.655cm" svg:x="1.634cm" svg:y="1.425cm">
          <draw:image xlink:href="Pictures/1000020100000334000001CC98CFF2F232A51FD2.png" xlink:type="simple" xlink:show="embed" xlink:actuate="onLoad" draw:mime-type="image/png">
            <text:p/>
          </draw:image>
        </draw:frame>
        <draw:frame draw:style-name="gr16" draw:text-style-name="P14" draw:layer="layout" svg:width="8.296cm" svg:height="4.655cm" svg:x="11.795cm" svg:y="1.742cm">
          <draw:image xlink:href="Pictures/1000020100000334000001CC98CFF2F232A51F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0T12:18:52.109000000</meta:creation-date>
    <dc:date>2021-07-20T16:56:27.096000000</dc:date>
    <meta:editing-duration>PT3H41M43S</meta:editing-duration>
    <meta:editing-cycles>6</meta:editing-cycles>
    <meta:generator>LibreOffice/7.0.0.3$Windows_X86_64 LibreOffice_project/8061b3e9204bef6b321a21033174034a5e2ea88e</meta:generator>
    <meta:document-statistic meta:object-count="24"/>
  </office:meta>
</office:document-meta>
</file>